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.addEvent( Event e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ser.ignorableWhitespace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.Parser( ParsingContext parsing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ser.getStar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s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.characters( char [ ] ch , int 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ser.setParsingContext( ParsingContext parsing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s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flushCha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ser.comment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ser.endElement( String namespaceURI , String localName ,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rser.startElement( String namespaceURI , String localName , String qname , Attributes att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ars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